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/>
      <style:paragraph-properties fo:margin-top="0in" fo:margin-bottom="0.222in" loext:contextual-spacing="false" fo:line-height="120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normal" style:text-blinking="false" fo:background-color="transparent" style:font-size-asian="24pt" style:font-size-complex="24pt"/>
    </style:style>
    <style:style style:name="P2" style:family="paragraph" style:parent-style-name="Standard">
      <loext:graphic-properties draw:fill="none" draw:fill-color="#ffffff"/>
      <style:paragraph-properties fo:margin-top="0in" fo:margin-bottom="0.222in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officeooo:paragraph-rsid="0001d0b6" style:text-blinking="false" fo:background-color="transparent" style:font-size-asian="20pt" style:font-size-complex="20pt"/>
    </style:style>
    <style:style style:name="P3" style:family="paragraph" style:parent-style-name="Standard">
      <loext:graphic-properties draw:fill="none" draw:fill-color="#ffffff"/>
      <style:paragraph-properties fo:margin-top="0in" fo:margin-bottom="0.222in" loext:contextual-spacing="false" fo:line-height="138%" fo:text-align="start" style:justify-single-word="false" fo:break-before="page" fo:background-color="transparent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 style:font-size-asian="20pt" style:font-size-complex="20pt"/>
    </style:style>
    <style:style style:name="P4" style:family="paragraph" style:parent-style-name="Standard">
      <loext:graphic-properties draw:fill="none" draw:fill-color="#ffffff"/>
      <style:paragraph-properties fo:margin-top="0in" fo:margin-bottom="0.222in" loext:contextual-spacing="false" fo:line-height="138%" fo:text-align="start" style:justify-single-word="false" fo:break-before="page" fo:background-color="transparent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officeooo:paragraph-rsid="0001d0b6" style:text-blinking="false" fo:background-color="transparent" style:font-size-asian="20pt" style:font-size-complex="20pt"/>
    </style:style>
    <style:style style:name="P5" style:family="paragraph" style:parent-style-name="Standard">
      <loext:graphic-properties draw:fill="none" draw:fill-color="#ffffff"/>
      <style:paragraph-properties fo:margin-top="0in" fo:margin-bottom="0.222in" loext:contextual-spacing="false" fo:line-height="120%" fo:text-align="start" style:justify-single-word="false" fo:break-before="page" fo:background-color="transparent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 style:font-size-asian="20pt" style:font-size-complex="20pt"/>
    </style:style>
    <style:style style:name="P6" style:family="paragraph" style:parent-style-name="Text_20_body">
      <style:paragraph-properties fo:margin-top="0in" fo:margin-bottom="0in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28pt" fo:font-style="normal" style:text-underline-style="none" fo:font-weight="normal" style:text-blinking="false" fo:background-color="transparent" style:font-size-asian="32pt" style:font-size-complex="32pt"/>
    </style:style>
    <style:style style:name="P7" style:family="paragraph" style:parent-style-name="Text_20_body">
      <style:paragraph-properties fo:margin-top="0in" fo:margin-bottom="0in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20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9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20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10" style:family="paragraph" style:parent-style-name="Text_20_body">
      <style:paragraph-properties fo:margin-top="0in" fo:margin-bottom="0in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11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12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13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14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15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1d0b6" style:text-blinking="false" fo:background-color="transparent" style:font-size-asian="10pt" style:font-size-complex="10pt"/>
    </style:style>
    <style:style style:name="P16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17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style:font-size-asian="10pt" style:font-size-complex="10pt"/>
    </style:style>
    <style:style style:name="P18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fo:font-size="10pt" style:text-underline-style="none" style:text-blinking="false" fo:background-color="transparent" style:font-size-asian="10pt" style:font-size-complex="10pt"/>
    </style:style>
    <style:style style:name="P19" style:family="paragraph" style:parent-style-name="Text_20_body">
      <style:paragraph-properties fo:margin-top="0in" fo:margin-bottom="0in" loext:contextual-spacing="false" fo:line-height="120%" fo:text-align="start" style:justify-single-word="false" style:writing-mode="lr-tb"/>
      <style:text-properties fo:color="#000000" fo:font-size="32pt" style:font-size-asian="32pt" style:font-size-complex="32pt"/>
    </style:style>
    <style:style style:name="P20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text-align="start" style:justify-single-word="false" fo:background-color="transparent" style:writing-mode="lr-tb"/>
      <style:text-properties fo:color="#000000"/>
    </style:style>
    <style:style style:name="P21" style:family="paragraph" style:parent-style-name="Text_20_body">
      <style:paragraph-properties fo:margin-top="0in" fo:margin-bottom="0.222in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22" style:family="paragraph" style:parent-style-name="Text_20_body">
      <loext:graphic-properties draw:fill="none" draw:fill-color="#ffffff"/>
      <style:paragraph-properties fo:margin-top="0in" fo:margin-bottom="0.222in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 style:list-style-name="L8">
      <loext:graphic-properties draw:fill="none" draw:fill-color="#ffffff"/>
      <style:paragraph-properties fo:margin-top="0in" fo:margin-bottom="0.222in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1d0b6" style:text-blinking="false" fo:background-color="transparent" style:font-size-asian="10pt" style:font-size-complex="10pt"/>
    </style:style>
    <style:style style:name="P24" style:family="paragraph" style:parent-style-name="Text_20_body" style:list-style-name="L9">
      <loext:graphic-properties draw:fill="none" draw:fill-color="#ffffff"/>
      <style:paragraph-properties fo:margin-top="0in" fo:margin-bottom="0.222in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 style:list-style-name="L2">
      <loext:graphic-properties draw:fill="none" draw:fill-color="#ffffff"/>
      <style:paragraph-properties fo:margin-top="0in" fo:margin-bottom="0.222in" loext:contextual-spacing="false" fo:line-height="120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 style:list-style-name="L3">
      <loext:graphic-properties draw:fill="none" draw:fill-color="#ffffff"/>
      <style:paragraph-properties fo:margin-top="0in" fo:margin-bottom="0.222in" loext:contextual-spacing="false" fo:line-height="120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27" style:family="paragraph" style:parent-style-name="Text_20_body" style:list-style-name="L1">
      <loext:graphic-properties draw:fill="none" draw:fill-color="#ffffff"/>
      <style:paragraph-properties fo:margin-top="0in" fo:margin-bottom="0.222in" loext:contextual-spacing="false" fo:line-height="138%" fo:text-align="start" style:justify-single-word="false" fo:background-color="transparent" style:writing-mode="lr-tb"/>
      <style:text-properties fo:color="#000000"/>
    </style:style>
    <style:style style:name="P28" style:family="paragraph" style:parent-style-name="Text_20_body" style:list-style-name="L5">
      <loext:graphic-properties draw:fill="none" draw:fill-color="#ffffff"/>
      <style:paragraph-properties fo:margin-top="0in" fo:margin-bottom="0.222in" loext:contextual-spacing="false" fo:line-height="138%" fo:text-align="start" style:justify-single-word="false" fo:background-color="transparent" style:writing-mode="lr-tb"/>
      <style:text-properties fo:color="#000000" fo:font-size="10pt" style:font-size-asian="10pt" style:font-size-complex="10pt"/>
    </style:style>
    <style:style style:name="P29" style:family="paragraph" style:parent-style-name="Text_20_body" style:list-style-name="L4">
      <loext:graphic-properties draw:fill="none" draw:fill-color="#ffffff"/>
      <style:paragraph-properties fo:margin-top="0in" fo:margin-bottom="0.222in" loext:contextual-spacing="false" fo:line-height="138%" fo:text-align="start" style:justify-single-word="false" fo:background-color="transparent" style:writing-mode="lr-tb"/>
      <style:text-properties fo:color="#000000" fo:font-size="10pt" style:font-size-asian="10pt" style:font-size-complex="10pt"/>
    </style:style>
    <style:style style:name="P30" style:family="paragraph" style:parent-style-name="Text_20_body">
      <style:paragraph-properties fo:margin-top="0in" fo:margin-bottom="0.222in" loext:contextual-spacing="false" fo:line-height="120%" fo:text-align="start" style:justify-single-word="false" style:writing-mode="lr-tb"/>
      <style:text-properties fo:color="#000000" fo:font-size="10pt" style:font-size-asian="10pt" style:font-size-complex="10pt"/>
    </style:style>
    <style:style style:name="P31" style:family="paragraph" style:parent-style-name="Text_20_body">
      <loext:graphic-properties draw:fill="none" draw:fill-color="#ffffff"/>
      <style:paragraph-properties fo:margin-top="0in" fo:margin-bottom="0.222in" loext:contextual-spacing="false" fo:line-height="138%" fo:text-align="start" style:justify-single-word="false" fo:break-before="page" fo:background-color="transparent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 style:font-size-asian="20pt" style:font-size-complex="20pt"/>
    </style:style>
    <style:style style:name="P32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T1" style:family="text"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style:font-name="Arial" fo:font-size="9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style:font-name="Arial" fo:font-size="15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adadad" style:text-line-through-style="none" style:text-line-through-type="none" style:font-name="Arial" fo:font-size="9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adadad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ff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ff00" style:text-line-through-style="none" style:text-line-through-type="none" style:font-name="Arial" fo:font-size="15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style:font-name="Arial" fo:font-style="normal" fo:font-weight="normal"/>
    </style:style>
    <style:style style:name="T13" style:family="text">
      <style:text-properties style:font-name="Arial" fo:font-size="14pt" fo:font-style="normal" fo:font-weight="normal"/>
    </style:style>
    <style:style style:name="T14" style:family="text">
      <style:text-properties fo:font-size="9pt"/>
    </style:style>
    <style:style style:name="T15" style:family="text">
      <style:text-properties fo:color="#adadad" fo:font-size="14pt"/>
    </style:style>
    <style:style style:name="T16" style:family="text">
      <style:text-properties fo:font-size="14pt"/>
    </style:style>
    <style:style style:name="T17" style:family="text">
      <style:text-properties officeooo:rsid="0000e53c"/>
    </style:style>
    <style:style style:name="T18" style:family="text">
      <style:text-properties fo:font-size="20pt" style:font-size-asian="17.5pt" style:font-size-complex="20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 text:name="docs-internal-guid-17ad93e5-7fff-3768-4ca6-23e92ea5178e"/><text:bookmark-start text:name="__DdeLink__73_1723465509"/><text:span text:style-name="T1">UAS Operation Procedures</text:span><text:bookmark-end text:name="__DdeLink__73_1723465509"/></text:p>
      <text:p text:style-name="P19"><text:span text:style-name="T1">------------------------------------</text:span></text:p>
      <text:p text:style-name="P6"><text:bookmark text:name="docs-internal-guid-f5f43355-7fff-eaf7-1fc9-82f917a0fe91"/><text:span text:style-name="T18">Mission</text:span> <text:span text:style-name="T18">Registration</text:span></text:p>
      <text:p text:style-name="P7"><text:bookmark text:name="docs-internal-guid-06dfb316-7fff-1572-093c-7792e3604cee"/>Mission Scope</text:p>
      <text:list xml:id="list4022089547" text:style-name="L1">
        <text:list-item>
          <text:list>
            <text:list-item>
              <text:p text:style-name="P17"><text:span text:style-name="T11">Project    </text:span></text:p>
              <text:list>
                <text:list-item>
                  <text:p text:style-name="P11">Internal/External</text:p>
                </text:list-item>
                <text:list-item>
                  <text:p text:style-name="P11">Project members</text:p>
                  <text:list>
                    <text:list-item>
                      <text:p text:style-name="P11">Contact Information</text:p>
                    </text:list-item>
                  </text:list>
                </text:list-item>
              </text:list>
            </text:list-item>
            <text:list-item>
              <text:p text:style-name="P11">Education</text:p>
              <text:list>
                <text:list-item>
                  <text:p text:style-name="P11">Workshop</text:p>
                </text:list-item>
                <text:list-item>
                  <text:p text:style-name="P11">Creative Inquiry</text:p>
                </text:list-item>
                <text:list-item>
                  <text:p text:style-name="P11">Others </text:p>
                </text:list-item>
              </text:list>
            </text:list-item>
            <text:list-item>
              <text:p text:style-name="P11">Training</text:p>
            </text:list-item>
          </text:list>
        </text:list-item>
        <text:list-item>
          <text:p text:style-name="P11">Equipment</text:p>
        </text:list-item>
        <text:list-item>
          <text:p text:style-name="P11">Crew members</text:p>
          <text:list>
            <text:list-item>
              <text:p text:style-name="P11">Contact Information</text:p>
              <text:list>
                <text:list-item>
                  <text:p text:style-name="P11">Firstname,  Lastname, Email, phone</text:p>
                </text:list-item>
              </text:list>
            </text:list-item>
          </text:list>
        </text:list-item>
        <text:list-item>
          <text:p text:style-name="P11">Flight Location/Area</text:p>
          <text:list>
            <text:list-item>
              <text:p text:style-name="P11">Airspace</text:p>
              <text:list>
                <text:list-item>
                  <text:p text:style-name="P11">A/B/C/D/E/G</text:p>
                </text:list-item>
              </text:list>
            </text:list-item>
            <text:list-item>
              <text:p text:style-name="P11">Waiver Required? </text:p>
              <text:list>
                <text:list-item>
                  <text:p text:style-name="P11">Resources (Link)</text:p>
                </text:list-item>
                <text:list-item>
                  <text:p text:style-name="P11">Application (Link)</text:p>
                </text:list-item>
                <text:list-item>
                  <text:p text:style-name="P11">Date of request</text:p>
                </text:list-item>
                <text:list-item>
                  <text:p text:style-name="P11">Received? Yes/No</text:p>
                </text:list-item>
                <text:list-item>
                  <text:p text:style-name="P11">Validity Period? Start Date-End Date</text:p>
                </text:list-item>
              </text:list>
            </text:list-item>
          </text:list>
        </text:list-item>
        <text:list-item>
          <text:p text:style-name="P11">Schedule Flight</text:p>
          <text:list>
            <text:list-item>
              <text:p text:style-name="P11">Date-Flight</text:p>
            </text:list-item>
          </text:list>
        </text:list-item>
        <text:list-item>
          <text:p text:style-name="P11">Prior Notifications</text:p>
          <text:list>
            <text:list-item>
              <text:p text:style-name="P11">Crew Members Yes/No</text:p>
            </text:list-item>
            <text:list-item>
              <text:p text:style-name="P11">Risk Management Yes/No</text:p>
            </text:list-item>
            <text:list-item>
              <text:p text:style-name="P27"><text:span text:style-name="T4">Police Department Yes/No</text:span></text:p>
            </text:list-item>
          </text:list>
        </text:list-item>
      </text:list>
      <text:p text:style-name="P2"/>
      <text:p text:style-name="P4"><text:bookmark text:name="docs-internal-guid-f7c0ec62-7fff-9805-3be6-17510a5f7e0f"/>Mission Stages</text:p>
      <text:list xml:id="list2438166298" text:style-name="L9">
        <text:list-item>
          <text:p text:style-name="P24"><text:bookmark text:name="docs-internal-guid-fb4a7b3b-7fff-b1d2-533e-fe6fdc28a86b"/>Planning</text:p>
        </text:list-item>
      </text:list>
      <text:list xml:id="list1646919791" text:style-name="L2">
        <text:list-item>
          <text:list>
            <text:list-item>
              <text:list>
                <text:list-item>
                  <text:p text:style-name="P8">Flight type</text:p>
                </text:list-item>
                <text:list-item>
                  <text:p text:style-name="P8">Area/Duration</text:p>
                </text:list-item>
                <text:list-item>
                  <text:p text:style-name="P8">Required Equipment</text:p>
                </text:list-item>
                <text:list-item>
                  <text:p text:style-name="P8">Crew Members</text:p>
                  <text:list>
                    <text:list-item>
                      <text:p text:style-name="P8">Contact Information</text:p>
                    </text:list-item>
                    <text:list-item>
                      <text:p text:style-name="P8">Notification</text:p>
                    </text:list-item>
                  </text:list>
                </text:list-item>
                <text:list-item>
                  <text:p text:style-name="P8">Special Accommodations/Requirements</text:p>
                  <text:list>
                    <text:list-item>
                      <text:p text:style-name="P8">Notification to authorities</text:p>
                      <text:list>
                        <text:list-item>
                          <text:p text:style-name="P8">Risk Management</text:p>
                        </text:list-item>
                        <text:list-item>
                          <text:p text:style-name="P8">Police Department</text:p>
                        </text:list-item>
                      </text:list>
                    </text:list-item>
                    <text:list-item>
                      <text:p text:style-name="P8">Waiver</text:p>
                      <text:list>
                        <text:list-item>
                          <text:p text:style-name="P8">Resources</text:p>
                        </text:list-item>
                      </text:list>
                    </text:list-item>
                    <text:list-item>
                      <text:p text:style-name="P8">Number of Pilots in Command</text:p>
                    </text:list-item>
                    <text:list-item>
                      <text:p text:style-name="P8">Visual Observer Needed</text:p>
                      <text:list>
                        <text:list-item>
                          <text:p text:style-name="P8">Instruction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Transportation</text:p>
              <text:list>
                <text:list-item>
                  <text:p text:style-name="P8">Crew Members (Personal/Carpool/NotApplicable)</text:p>
                </text:list-item>
                <text:list-item>
                  <text:p text:style-name="P8">Equipment (Personal/Campus-owned/External)</text:p>
                </text:list-item>
              </text:list>
            </text:list-item>
          </text:list>
        </text:list-item>
        <text:list-item>
          <text:p text:style-name="P8">Pre-Flight Stage</text:p>
          <text:list>
            <text:list-item>
              <text:p text:style-name="P8">Emergency Procedure Briefing</text:p>
              <text:list>
                <text:list-item>
                  <text:p text:style-name="P8">Yes/No</text:p>
                </text:list-item>
              </text:list>
            </text:list-item>
            <text:list-item>
              <text:p text:style-name="P8">Power-Off Inspection</text:p>
              <text:list>
                <text:list-item>
                  <text:p text:style-name="P8">Power-Off Checklist</text:p>
                </text:list-item>
              </text:list>
            </text:list-item>
            <text:list-item>
              <text:p text:style-name="P8">Power-On Inspection</text:p>
              <text:list>
                <text:list-item>
                  <text:p text:style-name="P8">iPad/Tablet</text:p>
                  <text:list>
                    <text:list-item>
                      <text:p text:style-name="P8">Operating System Update</text:p>
                      <text:list>
                        <text:list-item>
                          <text:p text:style-name="P8">Yes/No</text:p>
                        </text:list-item>
                      </text:list>
                    </text:list-item>
                    <text:list-item>
                      <text:p text:style-name="P8">Planning Tool</text:p>
                      <text:list>
                        <text:list-item>
                          <text:p text:style-name="P8">Firmware Update (DJI GS Pro)</text:p>
                          <text:list>
                            <text:list-item>
                              <text:p text:style-name="P8">Yes/No</text:p>
                            </text:list-item>
                          </text:list>
                        </text:list-item>
                        <text:list-item>
                          <text:p text:style-name="P8">Planning</text:p>
                        </text:list-item>
                      </text:list>
                    </text:list-item>
                  </text:list>
                </text:list-item>
                <text:list-item>
                  <text:p text:style-name="P8">Controller</text:p>
                  <text:list>
                    <text:list-item>
                      <text:p text:style-name="P8">Firmware Update</text:p>
                      <text:list>
                        <text:list-item>
                          <text:p text:style-name="P8">Yes/No</text:p>
                        </text:list-item>
                      </text:list>
                    </text:list-item>
                    <text:list-item>
                      <text:p text:style-name="P8">Control Instructions for Teleoperation Modes (Radio button)</text:p>
                      <text:list>
                        <text:list-item>
                          <text:p text:style-name="P8">Manual</text:p>
                        </text:list-item>
                        <text:list-item>
                          <text:p text:style-name="P8">Mixed Initiative</text:p>
                        </text:list-item>
                        <text:list-item>
                          <text:p text:style-name="P8">Autonomous</text:p>
                        </text:list-item>
                        <text:list-item>
                          <text:p text:style-name="P8">Emergency Procedure</text:p>
                        </text:list-item>
                      </text:list>
                    </text:list-item>
                  </text:list>
                </text:list-item>
                <text:list-item>
                  <text:p text:style-name="P8">Aircraft</text:p>
                  <text:list>
                    <text:list-item>
                      <text:p text:style-name="P25">Firmware update? Yes/No</text:p>
                    </text:list-item>
                  </text:list>
                </text:list-item>
              </text:list>
            </text:list-item>
          </text:list>
        </text:list-item>
      </text:list>
      <text:p text:style-name="P30"><text:span text:style-name="T6">        </text:span><text:span text:style-name="T1">Verification? Error Message</text:span></text:p>
      <text:list xml:id="list2390305153" text:style-name="L3">
        <text:list-item>
          <text:list>
            <text:list-item>
              <text:list>
                <text:list-item>
                  <text:p text:style-name="P9">Power-On Checklist</text:p>
                </text:list-item>
              </text:list>
            </text:list-item>
            <text:list-item>
              <text:p text:style-name="P9">Verification</text:p>
            </text:list-item>
          </text:list>
        </text:list-item>
        <text:list-item>
          <text:p text:style-name="P9"><text:soft-page-break/>In-Flight Stage</text:p>
        </text:list-item>
        <text:list-item>
          <text:p text:style-name="P9">Post-Flight Stage</text:p>
          <text:list>
            <text:list-item>
              <text:p text:style-name="P9">Post Flight Checklist</text:p>
            </text:list-item>
            <text:list-item>
              <text:p text:style-name="P9">Download/Store Data</text:p>
            </text:list-item>
            <text:list-item>
              <text:p text:style-name="P26">Data Processing</text:p>
            </text:list-item>
          </text:list>
        </text:list-item>
      </text:list>
      <text:p text:style-name="P1"/>
      <text:p text:style-name="P5"><text:bookmark text:name="docs-internal-guid-417bca7a-7fff-9b89-27ca-2a4fa1d1454c"/>Power-Off Checklist</text:p>
      <text:p text:style-name="P32"><text:bookmark text:name="docs-internal-guid-ac805e84-7fff-cedb-973d-14dd06ddb4ae"/>Airspace (resources) Link</text:p>
      <text:list xml:id="list1547161889" text:style-name="L4">
        <text:list-item>
          <text:p text:style-name="P16">Weather (resources) Link</text:p>
        </text:list-item>
        <text:list-item>
          <text:p text:style-name="P16">Documents</text:p>
          <text:list>
            <text:list-item>
              <text:p text:style-name="P16">PIC (Pilot In Control)</text:p>
              <text:list>
                <text:list-item>
                  <text:p text:style-name="P16">License (Yes/No)</text:p>
                </text:list-item>
                <text:list-item>
                  <text:p text:style-name="P16">Identification Card (Yes/No)</text:p>
                </text:list-item>
              </text:list>
            </text:list-item>
            <text:list-item>
              <text:p text:style-name="P16">Equipment</text:p>
              <text:list>
                <text:list-item>
                  <text:p text:style-name="P16">Maintenance</text:p>
                </text:list-item>
                <text:list-item>
                  <text:p text:style-name="P16">Registration</text:p>
                  <text:list>
                    <text:list-item>
                      <text:p text:style-name="P16">Registration Marking</text:p>
                      <text:list>
                        <text:list-item>
                          <text:p text:style-name="P16">Yes/No</text:p>
                        </text:list-item>
                      </text:list>
                    </text:list-item>
                  </text:list>
                </text:list-item>
                <text:list-item>
                  <text:p text:style-name="P16">Insurance</text:p>
                  <text:list>
                    <text:list-item>
                      <text:p text:style-name="P16">Yes/N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Crew Members</text:p>
          <text:list>
            <text:list-item>
              <text:p text:style-name="P16">Physical Consent (Yes/No)</text:p>
            </text:list-item>
            <text:list-item>
              <text:p text:style-name="P16">Mental (Yes/No)</text:p>
            </text:list-item>
          </text:list>
        </text:list-item>
        <text:list-item>
          <text:p text:style-name="P16">Equipment</text:p>
          <text:list>
            <text:list-item>
              <text:p text:style-name="P16">Controller</text:p>
              <text:list>
                <text:list-item>
                  <text:p text:style-name="P16">Physical Integrity</text:p>
                  <text:list>
                    <text:list-item>
                      <text:p text:style-name="P16">Yes/No</text:p>
                    </text:list-item>
                  </text:list>
                </text:list-item>
              </text:list>
            </text:list-item>
            <text:list-item>
              <text:p text:style-name="P18"> <text:span text:style-name="T12">Aircraft</text:span></text:p>
              <text:list>
                <text:list-item>
                  <text:p text:style-name="P16">Battery (present/ID) Text box Field </text:p>
                </text:list-item>
                <text:list-item>
                  <text:p text:style-name="P16">Storage Media (present) Yes/No</text:p>
                </text:list-item>
                <text:list-item>
                  <text:p text:style-name="P16">Lens Cap (removed) (Yes/No/NA)</text:p>
                </text:list-item>
                <text:list-item>
                  <text:p text:style-name="P16">Gimbal Lock (removed) (Yes/No/NA)</text:p>
                </text:list-item>
                <text:list-item>
                  <text:p text:style-name="P16">Physical Integrity </text:p>
                  <text:list>
                    <text:list-item>
                      <text:p text:style-name="P16">Main body (Arm/body/stands/motors) (Yes/No)</text:p>
                    </text:list-item>
                    <text:list-item>
                      <text:p text:style-name="P16">Propellers (Yes/No)</text:p>
                    </text:list-item>
                    <text:list-item>
                      <text:p text:style-name="P16">Ducts (Yes/No)</text:p>
                    </text:list-item>
                    <text:list-item>
                      <text:p text:style-name="P16">Payload </text:p>
                      <text:list>
                        <text:list-item>
                          <text:p text:style-name="P16">Gimbal (Yes/No/NA)</text:p>
                        </text:list-item>
                        <text:list-item>
                          <text:p text:style-name="P16">Camera (Yes/No/NA)</text:p>
                        </text:list-item>
                        <text:list-item>
                          <text:p text:style-name="P16">Lidar (Yes/No/NA)</text:p>
                        </text:list-item>
                        <text:list-item>
                          <text:p text:style-name="P16">Battery (Yes/No)</text:p>
                        </text:list-item>
                        <text:list-item>
                          <text:p text:style-name="P29"><text:span text:style-name="T1">Other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7">P</text:span>ower-On Checklist</text:p>
      <text:list xml:id="list3300523928" text:style-name="L8">
        <text:list-item>
          <text:p text:style-name="P23"><text:bookmark text:name="docs-internal-guid-1ae5abf4-7fff-78c3-3ac4-1b5e3c9f1974"/>iPad</text:p>
        </text:list-item>
      </text:list>
      <text:list xml:id="list2989808297" text:style-name="L5">
        <text:list-item>
          <text:list>
            <text:list-item>
              <text:p text:style-name="P15">Power (Yes/No)</text:p>
            </text:list-item>
            <text:list-item>
              <text:p text:style-name="P14">OS update (Yes/No)</text:p>
            </text:list-item>
            <text:list-item>
              <text:p text:style-name="P14">Battery (% Text, &gt; 75%)</text:p>
            </text:list-item>
            <text:list-item>
              <text:p text:style-name="P14">Close unwanted app (Yes/No)</text:p>
            </text:list-item>
          </text:list>
        </text:list-item>
        <text:list-item>
          <text:p text:style-name="P14">Controller</text:p>
          <text:list>
            <text:list-item>
              <text:p text:style-name="P14">Power (Yes/No)</text:p>
            </text:list-item>
            <text:list-item>
              <text:p text:style-name="P14">Connection (Yes/No)</text:p>
            </text:list-item>
            <text:list-item>
              <text:p text:style-name="P14">Firmware Updated? (Yes/No)</text:p>
            </text:list-item>
            <text:list-item>
              <text:p text:style-name="P14">Battery (5 Text, &gt;75%)</text:p>
            </text:list-item>
            <text:list-item>
              <text:p text:style-name="P14">Antenna Extended? (Yes/No)</text:p>
            </text:list-item>
          </text:list>
        </text:list-item>
        <text:list-item>
          <text:p text:style-name="P14">Aircraft</text:p>
          <text:list>
            <text:list-item>
              <text:p text:style-name="P14">Power (Yes/No)</text:p>
            </text:list-item>
            <text:list-item>
              <text:p text:style-name="P14">Connection (Yes/No)</text:p>
            </text:list-item>
            <text:list-item>
              <text:p text:style-name="P14">Firmware (Yes/no)</text:p>
            </text:list-item>
            <text:list-item>
              <text:p text:style-name="P14">Battery (% Text, &gt;95%)</text:p>
            </text:list-item>
            <text:list-item>
              <text:p text:style-name="P14">Fail/Safe Mode (Yes/No)</text:p>
            </text:list-item>
          </text:list>
        </text:list-item>
        <text:list-item>
          <text:p text:style-name="P14">Planner Tool (DJI GS Pro)</text:p>
          <text:list>
            <text:list-item>
              <text:p text:style-name="P14">Compass Calibration (Yes/No)</text:p>
            </text:list-item>
            <text:list-item>
              <text:p text:style-name="P14">GPS Positioning (Yes/No)</text:p>
            </text:list-item>
            <text:list-item>
              <text:p text:style-name="P14">Take-off &amp; Landing Location (1- Textbox, 2- Textbox)</text:p>
            </text:list-item>
            <text:list-item>
              <text:p text:style-name="P14">Home Point Set? (Yes/No)</text:p>
            </text:list-item>
            <text:list-item>
              <text:p text:style-name="P14">Flight Limits Set (Yes/No) Textbox int ft</text:p>
            </text:list-item>
            <text:list-item>
              <text:p text:style-name="P14">Failsafe battery level (%Text)</text:p>
            </text:list-item>
            <text:list-item>
              <text:p text:style-name="P14">Return to home altitude (Textbox ft)</text:p>
            </text:list-item>
            <text:list-item>
              <text:p text:style-name="P14">Flight Mode (Manual/Mixed-initiative/Auto)</text:p>
            </text:list-item>
          </text:list>
        </text:list-item>
        <text:list-item>
          <text:p text:style-name="P14">Final Checks</text:p>
          <text:list>
            <text:list-item>
              <text:p text:style-name="P14">Flight Area Clear of People  (Yes/No)</text:p>
            </text:list-item>
            <text:list-item>
              <text:p text:style-name="P14">Battery-levels sufficient for intended flight (Yes/No)</text:p>
            </text:list-item>
            <text:list-item>
              <text:p text:style-name="P14">Established Communication with Crew Members (Yes/No)</text:p>
            </text:list-item>
            <text:list-item>
              <text:p text:style-name="P28"><text:span text:style-name="T1">Notify Crew members and Spectators (Yes/No)</text:span></text:p>
            </text:list-item>
          </text:list>
        </text:list-item>
      </text:list>
      <text:p text:style-name="P31"><text:bookmark text:name="docs-internal-guid-1aab8885-7fff-e88d-2d61-e4d17e87214f"/>Post-Flight Checklist</text:p>
      <text:p text:style-name="P22"><text:bookmark text:name="docs-internal-guid-249059ba-7fff-0882-b6a2-f35bd8725348"/>Aircraft Power</text:p>
      <text:p text:style-name="P21">Controller Power </text:p>
      <text:p text:style-name="P21">Save Mission</text:p>
      <text:p text:style-name="P21">Remove SD Card</text:p>
      <text:p text:style-name="P21">Gimbal Lock</text:p>
      <text:p text:style-name="P21">Lens Cap</text:p>
      <text:p text:style-name="P21">Inspect Aircraft for Physical Damage</text:p>
      <text:p text:style-name="P21">Pack Equipment</text:p>
      <text:p text:style-name="P21">Notes</text:p>
      <text:p text:style-name="P21">Log Flight</text:p>
      <text:p text:style-name="P31"><text:bookmark text:name="docs-internal-guid-b9b3dbcf-7fff-1ce5-26a2-53a09f7e5937"/>Emergency Procedure</text:p>
      <text:p text:style-name="P22"><text:bookmark text:name="docs-internal-guid-6c7255b8-7fff-2bfb-25a6-965a196272f2"/>Detail the immediate action of the crew to reduce the risk to the lowest point possible. As above, structure points from highest to lowest importance.</text:p>
      <text:p text:style-name="P21">Pilot</text:p>
      <text:list xml:id="list3782977154" text:style-name="L6">
        <text:list-item>
          <text:p text:style-name="P12">Change the aircraft’s Flight Mode to Attitude (ATTI) mode and try to regain control</text:p>
        </text:list-item>
        <text:list-item>
          <text:p text:style-name="P12">If control is not restored, activate the aircraft’s Return to Home (RTH). Check whether the mode is functional and/or if the control of the aircraft has been regained</text:p>
        </text:list-item>
        <text:list-item>
          <text:p text:style-name="P12">Turn off and on the controller and try to recover control of the aircraft</text:p>
        </text:list-item>
        <text:list-item>
          <text:p text:style-name="P12">If safe to do so, attempt to power off the motors</text:p>
        </text:list-item>
        <text:list-item>
          <text:p text:style-name="P12">If aircraft flyaway continues, note aircraft battery life, height, speed and heading</text:p>
        </text:list-item>
        <text:list-item>
          <text:p text:style-name="P12">Inform the police via 999 and/or Air Traffic Control (ATC)</text:p>
        </text:list-item>
        <text:list-item>
          <text:p text:style-name="P12">Maintain Visual Line of Sight (VLOS) with the aircraft for as long as possible</text:p>
        </text:list-item>
      </text:list>
      <text:p text:style-name="P10">Crew Response</text:p>
      <text:list xml:id="list3283419233" text:style-name="L7">
        <text:list-item>
          <text:p text:style-name="P13">Clear flight area of all personnel</text:p>
        </text:list-item>
        <text:list-item>
          <text:p text:style-name="P13">Retain VLOS with the aircraft for as long as possible</text:p>
        </text:list-item>
        <text:list-item>
          <text:p text:style-name="P20"><text:span text:style-name="T4">Await instruction from the pilot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17:07:11.368572471</meta:creation-date>
    <dc:date>2020-09-09T19:50:08.631354452</dc:date>
    <meta:editing-duration>PT23M10S</meta:editing-duration>
    <meta:editing-cycles>1</meta:editing-cycles>
    <meta:document-statistic meta:table-count="0" meta:image-count="0" meta:object-count="0" meta:page-count="7" meta:paragraph-count="176" meta:word-count="688" meta:character-count="4112" meta:non-whitespace-character-count="3730"/>
    <meta:generator>LibreOffice/6.1.5.2$Linux_X86_64 LibreOffice_project/10$Build-2</meta:generator>
  </office:meta>
</office:document-meta>
</file>